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rier" svg:font-family="Courrier"/>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25fa6" officeooo:paragraph-rsid="00287101"/>
    </style:style>
    <style:style style:name="P2" style:family="paragraph" style:parent-style-name="Footer">
      <style:text-properties officeooo:rsid="00125fa6" officeooo:paragraph-rsid="00125fa6"/>
    </style:style>
    <style:style style:name="P3" style:family="paragraph" style:parent-style-name="Text_20_body">
      <style:text-properties officeooo:rsid="002cfacb" officeooo:paragraph-rsid="002cfacb"/>
    </style:style>
    <style:style style:name="P4" style:family="paragraph" style:parent-style-name="Text_20_body">
      <style:text-properties style:text-underline-style="none" officeooo:rsid="002cfacb" officeooo:paragraph-rsid="002cfacb"/>
    </style:style>
    <style:style style:name="P5" style:family="paragraph" style:parent-style-name="Text_20_body">
      <style:text-properties fo:color="#000000" style:text-underline-style="none" officeooo:rsid="00334924" officeooo:paragraph-rsid="00334924"/>
    </style:style>
    <style:style style:name="P6" style:family="paragraph" style:parent-style-name="Text_20_body">
      <style:text-properties officeooo:rsid="002d8f6e" officeooo:paragraph-rsid="002d8f6e"/>
    </style:style>
    <style:style style:name="P7" style:family="paragraph" style:parent-style-name="Text_20_body">
      <style:text-properties officeooo:rsid="00311bde" officeooo:paragraph-rsid="00311bde"/>
    </style:style>
    <style:style style:name="P8" style:family="paragraph" style:parent-style-name="Text_20_body">
      <style:text-properties officeooo:rsid="00313a14" officeooo:paragraph-rsid="00313a14"/>
    </style:style>
    <style:style style:name="P9" style:family="paragraph" style:parent-style-name="Text_20_body">
      <style:text-properties officeooo:rsid="0032061a" officeooo:paragraph-rsid="0032061a"/>
    </style:style>
    <style:style style:name="P10" style:family="paragraph" style:parent-style-name="Text_20_body">
      <style:text-properties officeooo:rsid="0033ef0d" officeooo:paragraph-rsid="0033ef0d"/>
    </style:style>
    <style:style style:name="P11" style:family="paragraph" style:parent-style-name="Text_20_body">
      <style:text-properties officeooo:rsid="0034eab7" officeooo:paragraph-rsid="0034eab7"/>
    </style:style>
    <style:style style:name="P12" style:family="paragraph" style:parent-style-name="Terminal">
      <style:text-properties style:text-underline-style="none" officeooo:rsid="002cfacb" officeooo:paragraph-rsid="002cfacb"/>
    </style:style>
    <style:style style:name="P13" style:family="paragraph" style:parent-style-name="Terminal">
      <style:text-properties officeooo:rsid="002cfacb" officeooo:paragraph-rsid="002cfacb"/>
    </style:style>
    <style:style style:name="P14" style:family="paragraph" style:parent-style-name="Terminal">
      <style:text-properties officeooo:rsid="002d8f6e" officeooo:paragraph-rsid="002d8f6e"/>
    </style:style>
    <style:style style:name="P15" style:family="paragraph" style:parent-style-name="Terminal">
      <style:text-properties officeooo:rsid="00311bde" officeooo:paragraph-rsid="00311bde"/>
    </style:style>
    <style:style style:name="P16" style:family="paragraph" style:parent-style-name="Terminal">
      <style:text-properties officeooo:rsid="00313a14" officeooo:paragraph-rsid="00313a14"/>
    </style:style>
    <style:style style:name="P17" style:family="paragraph" style:parent-style-name="Terminal">
      <style:text-properties officeooo:rsid="0032061a" officeooo:paragraph-rsid="0032061a"/>
    </style:style>
    <style:style style:name="P18" style:family="paragraph" style:parent-style-name="Terminal">
      <style:text-properties officeooo:rsid="00334924" officeooo:paragraph-rsid="00334924"/>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text-properties officeooo:paragraph-rsid="003d1516"/>
    </style:style>
    <style:style style:name="P22" style:family="paragraph" style:parent-style-name="Text_20_body">
      <style:text-properties fo:font-style="normal" officeooo:rsid="00244c63" officeooo:paragraph-rsid="003d1516" style:font-style-asian="normal" style:font-style-complex="normal"/>
    </style:style>
    <style:style style:name="P23" style:family="paragraph" style:parent-style-name="Text_20_body">
      <style:text-properties officeooo:paragraph-rsid="003e6032"/>
    </style:style>
    <style:style style:name="P24" style:family="paragraph" style:parent-style-name="Standard">
      <style:text-properties officeooo:paragraph-rsid="003d1516"/>
    </style:style>
    <style:style style:name="P25" style:family="paragraph" style:parent-style-name="Heading_20_2">
      <style:text-properties style:text-underline-style="solid" style:text-underline-width="auto" style:text-underline-color="font-color"/>
    </style:style>
    <style:style style:name="P26" style:family="paragraph" style:parent-style-name="Heading_20_2">
      <style:text-properties fo:color="#ff0000" style:text-underline-style="solid" style:text-underline-width="auto" style:text-underline-color="font-color"/>
    </style:style>
    <style:style style:name="P27" style:family="paragraph" style:parent-style-name="Heading_20_2">
      <style:text-properties fo:color="#ff0000" style:text-underline-style="solid" style:text-underline-width="auto" style:text-underline-color="font-color" officeooo:rsid="0037846c" officeooo:paragraph-rsid="0037846c"/>
    </style:style>
    <style:style style:name="P28" style:family="paragraph" style:parent-style-name="Heading_20_1">
      <style:text-properties fo:color="#ff0000" style:text-underline-style="solid" style:text-underline-width="auto" style:text-underline-color="font-color" fo:font-weight="bold" style:font-weight-asian="bold" style:font-weight-complex="bold"/>
    </style:style>
    <style:style style:name="P29" style:family="paragraph" style:parent-style-name="Header">
      <style:text-properties officeooo:rsid="00125fa6" officeooo:paragraph-rsid="00287101"/>
    </style:style>
    <style:style style:name="T1" style:family="text">
      <style:text-properties style:text-underline-style="none"/>
    </style:style>
    <style:style style:name="T2" style:family="text">
      <style:text-properties style:text-underline-style="none" officeooo:rsid="00289541"/>
    </style:style>
    <style:style style:name="T3" style:family="text">
      <style:text-properties style:text-underline-style="none" officeooo:rsid="00287101"/>
    </style:style>
    <style:style style:name="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5" style:family="text">
      <style:text-properties fo:color="#ff0000" fo:font-size="20pt" style:text-underline-style="solid" style:text-underline-width="auto" style:text-underline-color="font-color" fo:font-weight="bold" officeooo:rsid="002cfacb" style:font-size-asian="20pt" style:font-weight-asian="bold" style:font-size-complex="20pt" style:font-weight-complex="bold"/>
    </style:style>
    <style:style style:name="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7" style:family="text">
      <style:text-properties officeooo:rsid="002cfacb"/>
    </style:style>
    <style:style style:name="T8" style:family="text">
      <style:text-properties fo:color="#000000"/>
    </style:style>
    <style:style style:name="T9" style:family="text">
      <style:text-properties fo:color="#000000" fo:font-weight="normal" officeooo:rsid="002cfacb" style:font-weight-asian="normal" style:font-weight-complex="normal"/>
    </style:style>
    <style:style style:name="T10" style:family="text">
      <style:text-properties fo:color="#000000" fo:background-color="#fff200" loext:char-shading-value="0"/>
    </style:style>
    <style:style style:name="T11" style:family="text">
      <style:text-properties fo:background-color="#ffff00" loext:char-shading-value="0"/>
    </style:style>
    <style:style style:name="T12" style:family="text">
      <style:text-properties officeooo:rsid="00313a14"/>
    </style:style>
    <style:style style:name="T13" style:family="text">
      <style:text-properties officeooo:rsid="0032061a"/>
    </style:style>
    <style:style style:name="T14" style:family="text">
      <style:text-properties officeooo:rsid="00334924"/>
    </style:style>
    <style:style style:name="T15" style:family="text">
      <style:text-properties officeooo:rsid="0033ef0d"/>
    </style:style>
    <style:style style:name="T16" style:family="text">
      <style:text-properties officeooo:rsid="0034eab7"/>
    </style:style>
    <style:style style:name="T17" style:family="text">
      <style:text-properties officeooo:rsid="0035f462"/>
    </style:style>
    <style:style style:name="T18" style:family="text">
      <style:text-properties officeooo:rsid="0039f4e8"/>
    </style:style>
    <style:style style:name="T19" style:family="text">
      <style:text-properties officeooo:rsid="003aa773"/>
    </style:style>
    <style:style style:name="T20" style:family="text">
      <style:text-properties style:font-name="Calibri" fo:font-style="normal" officeooo:rsid="0020d7a9" style:font-style-asian="normal" style:font-style-complex="normal"/>
    </style:style>
    <style:style style:name="T21" style:family="text">
      <style:text-properties style:font-name="Calibri" fo:font-style="normal" officeooo:rsid="003d1516" style:font-style-asian="normal" style:font-style-complex="normal"/>
    </style:style>
    <style:style style:name="T22" style:family="text">
      <style:text-properties fo:color="#ffff00"/>
    </style:style>
    <style:style style:name="T23" style:family="text">
      <style:text-properties fo:color="#ffff00" fo:background-color="#fff200" loext:char-shading-value="0"/>
    </style:style>
    <style:style style:name="T24" style:family="text">
      <style:text-properties fo:color="#ffff00" fo:background-color="#fff200" loext:char-shading-value="0"/>
    </style:style>
    <style:style style:name="T25" style:family="text">
      <style:text-properties officeooo:rsid="003d1516"/>
    </style:style>
    <style:style style:name="T26" style:family="text">
      <style:text-properties officeooo:rsid="0027481d" fo:background-color="#fff200" loext:char-shading-value="0"/>
    </style:style>
    <style:style style:name="T27" style:family="text">
      <style:text-properties officeooo:rsid="0027481d" fo:background-color="#fff200" loext:char-shading-value="0"/>
    </style:style>
    <style:style style:name="T28" style:family="text">
      <style:text-properties style:use-window-font-color="true" fo:background-color="#fff200" loext:char-shading-value="0"/>
    </style:style>
    <style:style style:name="T29" style:family="text">
      <style:text-properties fo:color="#ffffff"/>
    </style:style>
    <style:style style:name="T30" style:family="text">
      <style:text-properties fo:font-style="italic" officeooo:rsid="003d1516" style:font-style-asian="italic" style:font-style-complex="italic"/>
    </style:style>
    <style:style style:name="T31" style:family="text">
      <style:text-properties fo:font-style="normal" officeooo:rsid="003d1516" style:font-style-asian="normal" style:font-style-complex="normal"/>
    </style:style>
    <style:style style:name="T32" style:family="text">
      <style:text-properties fo:font-style="normal" officeooo:rsid="00244c63" style:font-style-asian="normal" style:font-style-complex="normal"/>
    </style:style>
    <style:style style:name="T33" style:family="text">
      <style:text-properties officeooo:rsid="0027481d"/>
    </style:style>
    <style:style style:name="T34" style:family="text">
      <style:text-properties officeooo:rsid="003e603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_Toc189_104120852" text:style-name="Index_20_Link" text:visited-style-name="Index_20_Link">1) Fonctionnement standard du protocole ARP<text:tab/>1</text:a></text:p>
          <text:p text:style-name="P20"><text:a xlink:type="simple" xlink:href="#__RefHeading___Toc191_104120852" text:style-name="Index_20_Link" text:visited-style-name="Index_20_Link">1) Observations du cache ARP<text:tab/>1</text:a></text:p>
          <text:p text:style-name="P20"><text:a xlink:type="simple" xlink:href="#__RefHeading___Toc193_104120852" text:style-name="Index_20_Link" text:visited-style-name="Index_20_Link">2) Capture de Trames<text:tab/>2</text:a></text:p>
          <text:p text:style-name="P20"><text:a xlink:type="simple" xlink:href="#__RefHeading___Toc212_866327594" text:style-name="Index_20_Link" text:visited-style-name="Index_20_Link">3) Modification du cache<text:tab/>3</text:a></text:p>
        </text:index-body>
      </text:table-of-content>
      <text:h text:style-name="P28" text:outline-level="1"><text:bookmark-start text:name="__RefHeading___Toc189_104120852"/><text:span text:style-name="T7">1) </text:span>Fonctionnement standard du protocole ARP<text:bookmark-end text:name="__RefHeading___Toc189_104120852"/></text:h>
      <text:h text:style-name="P25" text:outline-level="2"><text:bookmark-start text:name="__RefHeading___Toc191_104120852"/><text:span text:style-name="T9">1) </text:span>Observations du cache ARP<text:bookmark-end text:name="__RefHeading___Toc191_104120852"/></text:h>
      <text:p text:style-name="P4">1) La commande ip neigh contient une adresse ip et une adresse MAC</text:p>
      <text:p text:style-name="P12">root@213-1 : /home/test</text:p>
      <text:p text:style-name="P12"># <text:span text:style-name="T11">ip neigh</text:span></text:p>
      <text:p text:style-name="P12"><text:span text:style-name="T11">10.213.255.254</text:span> dev eno1 lladdr <text:span text:style-name="T11">d0:7e:28:2d:df:4c</text:span> REACHABLE</text:p>
      <text:p text:style-name="P3">2) Après avoir ping la machine de mon voisin, j’ai refais la commande ip neigh et elle contenait l’adresse ip et l’adresse MAC de sa machine :</text:p>
      <text:p text:style-name="P13">root@213-1 : /home/test</text:p>
      <text:p text:style-name="P13"># <text:span text:style-name="T11">ip neigh</text:span></text:p>
      <text:p text:style-name="P14"><text:span text:style-name="T11">10.213.8.1</text:span> dev eno1 lladdr <text:span text:style-name="T11">98:90:96:e0:85:29</text:span> REACHABLE</text:p>
      <text:p text:style-name="P13">10.213.255.254 dev eno1 lladdr d0:7e:28:2d:df:4c REACHABLE</text:p>
      <text:p text:style-name="P6">3) En effectuant un ping vers un réseau à l’extérieur du domaine de l’IUT je ne voit aucuns changements dans le cache ARP. En faisant un ping vers un autre domaine extérieur je ne voit aucuns changements dans le cache ARP. J’en conclu donc que le cache n’affiche que les adresses du même réseau <text:span text:style-name="T18">et d’un réseau local</text:span>.</text:p>
      <text:p text:style-name="P15">root@213-1 : /home/test</text:p>
      <text:p text:style-name="P15"># <text:span text:style-name="T11">ping perdu.com</text:span></text:p>
      <text:p text:style-name="P15">PING perdu.com (208.97.177.124) 56(84) bytes of data.</text:p>
      <text:p text:style-name="P15">64 bytes from apache2-argon.william-floyd.dreamhost.com (208.97.177.124): icmp_</text:p>
      <text:p text:style-name="P15"># <text:span text:style-name="T11">ip neigh</text:span></text:p>
      <text:p text:style-name="P15">10.213.<text:span text:style-name="T12">8</text:span>.1 dev eno1 lladdr 98:90:96:e0:84:b2 STALE</text:p>
      <text:p text:style-name="P15">10.213.255.254 dev eno1 lladdr d0:7e:28:2d:df:4c DELAY</text:p>
      <text:p text:style-name="P7">4) Non car google n’est pas sur le même réseau que nous. A partir du moment où le paquet passe par un routeur on a plus accès à l’adresse MAC <text:span text:style-name="T19">car l’adresse de googel est à l’extérieur de notre réseau</text:span>.</text:p>
      <text:p text:style-name="P7"><text:soft-page-break/>5) Le statut des entrées de mon cache ARP est RECHEABLE <text:span text:style-name="T13">(joignable)</text:span>.</text:p>
      <text:p text:style-name="P16">root@213-1 : /home/test</text:p>
      <text:p text:style-name="P16"># <text:span text:style-name="T11">ip neigh</text:span></text:p>
      <text:p text:style-name="P16">10.213.8.1 dev eno1 lladdr 98:90:96:e0:7e:2b <text:span text:style-name="T11">REACHABLE</text:span></text:p>
      <text:p text:style-name="P16">10.213.255.254 dev eno1 lladdr d0:7e:28:2d:df:4c STALE</text:p>
      <text:p text:style-name="P8">6) En affichant la cache ARP quelque temps après avoir ping mon voisin je vois que l’entrée correspondante au poste de mon voisin n’est plus la même. Elle est devenue STALE <text:span text:style-name="T13">(expiré)</text:span></text:p>
      <text:p text:style-name="P16">root@213-1 : /home/test</text:p>
      <text:p text:style-name="P16"># <text:span text:style-name="T11">ip neigh</text:span></text:p>
      <text:p text:style-name="P16">10.213.8.1 dev eno1 lladdr 98:90:96:e0:84:b2 <text:span text:style-name="T11">STALE</text:span></text:p>
      <text:p text:style-name="P8">7) <text:span text:style-name="T13">Je me déplace dans le bin répertoire :</text:span></text:p>
      <text:p text:style-name="P17">root@213-1 : /home/test</text:p>
      <text:p text:style-name="P17"># <text:span text:style-name="T11">cd /proc/sys/net/ipv4/neigh/eno1</text:span></text:p>
      <text:p text:style-name="P9">Ensuite je liste les fichiers présents dans le répertoire :</text:p>
      <text:p text:style-name="P17">root@213-1 : /proc/sys/net/ipv4/neigh/eno1</text:p>
      <text:p text:style-name="P17"># <text:span text:style-name="T11">ls</text:span></text:p>
      <text:p text:style-name="P17">anycast_delay <text:s text:c="10"/>delay_first_probe_time <text:s/>mcast_solicit <text:s/>retrans_time_ms</text:p>
      <text:p text:style-name="P17">app_solicit <text:s text:c="12"/>gc_stale_time <text:s text:c="10"/>proxy_delay <text:s text:c="3"/>ucast_solicit</text:p>
      <text:p text:style-name="P17">base_reachable_time <text:s text:c="4"/>locktime <text:s text:c="15"/>proxy_qlen <text:s text:c="4"/>unres_qlen</text:p>
      <text:p text:style-name="P17">base_reachable_time_ms <text:s/>mcast_resolicit <text:s text:c="8"/>retrans_time <text:s text:c="2"/>unres_qlen_bytes</text:p>
      <text:p text:style-name="P9">Pour finir je regarde le contenu des fichiers et j’en déduit que c’est le fichier anycast_delay qui me donne la durée de vie d’une entrée du cache <text:span text:style-name="T14">ARP :</text:span></text:p>
      <text:p text:style-name="P18">root@213-1 : /proc/sys/net/ipv4/neigh/eno1</text:p>
      <text:p text:style-name="P18"># <text:span text:style-name="T11">cat anycast_delay </text:span></text:p>
      <text:p text:style-name="P18">100</text:p>
      <text:h text:style-name="P26" text:outline-level="2"><text:bookmark-start text:name="__RefHeading___Toc193_104120852"/>2) Capture de Trames<text:bookmark-end text:name="__RefHeading___Toc193_104120852"/></text:h>
      <text:p text:style-name="P5"><text:span text:style-name="T15">3</text:span>) <text:span text:style-name="T15">Les trames envoyées jusqu’à la réception d’une réponse au ping sont :</text:span></text:p>
      <text:p text:style-name="P10">- La trame ethernet</text:p>
      <text:p text:style-name="P10">- La trame ipv4</text:p>
      <text:p text:style-name="P10">- La trame ICMP</text:p>
      <text:p text:style-name="P10"><text:soft-page-break/>4) <text:span text:style-name="T16">Après avoir re ping peu de temps après la même machine on constate qu’il y a toujours les mêmes trames. Une seule trame a disparue.</text:span> <text:span text:style-name="T16">Il n’y a plus besoin de l’ARP car la machine a mémorisé l’ip de l’autre machine.</text:span></text:p>
      <text:p text:style-name="P11">5) <text:span text:style-name="T17">Dans l’en-tête ethernet le champ « EtherType » permet de dire ce que contient la trame. Dans le cas d’un paquet ARP la valeur de ce champ est 0806.</text:span></text:p>
      <text:h text:style-name="P27" text:outline-level="2"><text:bookmark-start text:name="__RefHeading___Toc212_866327594"/>3) Modification du cache<text:bookmark-end text:name="__RefHeading___Toc212_866327594"/></text:h>
      <text:p text:style-name="P24"><text:span text:style-name="Police_20_par_20_défaut"><text:span text:style-name="T20">1) </text:span></text:span><text:span text:style-name="Police_20_par_20_défaut"><text:span text:style-name="T21">Je</text:span></text:span><text:span text:style-name="Police_20_par_20_défaut"><text:span text:style-name="T20"> vide le cache ARP avec la commande suivante :</text:span></text:span></text:p>
      <text:p text:style-name="P24"><text:span text:style-name="Police_20_par_20_défaut"><text:span text:style-name="T20"/></text:span></text:p>
      <text:p text:style-name="Terminal"><text:span text:style-name="Police_20_par_20_défaut"><text:span text:style-name="T8"># </text:span></text:span><text:span text:style-name="Police_20_par_20_défaut"><text:span text:style-name="T10">ip -s -s neigh flush all</text:span></text:span></text:p>
      <text:p text:style-name="Terminal"><text:span text:style-name="Police_20_par_20_défaut">10.213.255.254 dev eno1 lladdr d0:7e:28:2d:df:4c ref 1 used 108/21/108 probes 4 REACHABLE</text:span></text:p>
      <text:p text:style-name="Terminal"><text:span text:style-name="Police_20_par_20_défaut"/></text:p>
      <text:p text:style-name="Terminal"><text:span text:style-name="Police_20_par_20_défaut">*** Round 1, deleting 1 entries ***</text:span></text:p>
      <text:p text:style-name="Terminal"><text:span text:style-name="Police_20_par_20_défaut">*** Flush is complete after 1 round ***</text:span></text:p>
      <text:p text:style-name="Terminal"><text:span text:style-name="Police_20_par_20_défaut"/></text:p>
      <text:p text:style-name="P21"><text:span text:style-name="Police_20_par_20_défaut"><text:span text:style-name="T25">2) Une fois que le cache ARP est vidé, <text:s/>j’envoie un ping à l’adresse de google et je capture les paquets transmis. Je remarque que le protocole ARP envoie la demande de sortie au routeur qui transmettra les paquets jusqu’à l’adresse de google. La seule route utilisée par le protocole ARP est celle du routeur, comme vérifié dans le cache ARP.</text:span></text:span></text:p>
      <text:p text:style-name="Terminal"># <text:span text:style-name="T28">ip neigh</text:span></text:p>
      <text:p text:style-name="Terminal">10.213.15.1 dev eno1 <text:s/>FAILED</text:p>
      <text:p text:style-name="Terminal">10.213.8.1 dev eno1 <text:s/>FAILED</text:p>
      <text:p text:style-name="Terminal">10.213.9.1 dev eno1 <text:s/>FAILED</text:p>
      <text:p text:style-name="Terminal">10.213.10.1 dev eno1 <text:s/>FAILED</text:p>
      <text:p text:style-name="Terminal">10.213.11.1 dev eno1 lladdr 98:90:96:e0:80:bd STALE</text:p>
      <text:p text:style-name="Terminal">10.213.4.1 dev eno1 <text:s/>FAILED</text:p>
      <text:p text:style-name="Terminal">10.213.5.1 dev eno1 <text:s/>FAILED</text:p>
      <text:p text:style-name="Terminal">10.213.1.1 dev eno1 <text:s/>FAILED</text:p>
      <text:p text:style-name="Terminal">10.213.3.1 dev eno1 <text:s/>FAILED</text:p>
      <text:p text:style-name="Terminal">10.213.13.1 dev eno1 <text:s/>FAILED</text:p>
      <text:p text:style-name="Terminal"><text:span text:style-name="Police_20_par_20_défaut">10.213.255.254 dev eno1 lladdr d0:7e:28:2d:df:4c STALE</text:span></text:p>
      <text:p text:style-name="Terminal"><text:span text:style-name="Police_20_par_20_défaut"/></text:p>
      <text:p text:style-name="P21"><text:soft-page-break/><text:span text:style-name="Police_20_par_20_défaut"><text:span text:style-name="T25">3) Peu de temps après, j’envoie un ping à l’adresse </text:span></text:span><text:a xlink:type="simple" xlink:href="http://www.tf1.fr/" text:style-name="Internet_20_link" text:visited-style-name="Visited_20_Internet_20_Link"><text:span text:style-name="Police_20_par_20_défaut"><text:span text:style-name="T30">www.tf1.</text:span></text:span></text:a><text:span text:style-name="Police_20_par_20_défaut"><text:span text:style-name="T30"> C</text:span></text:span><text:span text:style-name="Police_20_par_20_défaut"><text:span text:style-name="T31">ette fois le protocole ARP n’est pas utilisé, car le ping précédent lui a permis de mémoriser la route directe vers le routeur : plus besoin de demander sur le réseau qui il est.</text:span></text:span></text:p>
      <text:p text:style-name="P21"><text:span text:style-name="Police_20_par_20_défaut"><text:span text:style-name="T25">4) </text:span></text:span><text:span text:style-name="Police_20_par_20_défaut"><text:span text:style-name="T32">Adresse mac de la passerelle : d0:7e:28:2d:df:4c</text:span></text:span></text:p>
      <text:p text:style-name="P22">On donne l’adresse mac du routeur et son adresse Ip comme permanentes :</text:p>
      <text:p text:style-name="Terminal"><text:span text:style-name="T29">#</text:span> <text:span text:style-name="T27">ip neigh change 10,213,255,254 nud permanent dev eno1</text:span></text:p>
      <text:p text:style-name="Terminal"/>
      <text:p text:style-name="Terminal"># <text:span text:style-name="T10">ip neigh</text:span></text:p>
      <text:p text:style-name="Terminal">...</text:p>
      <text:p text:style-name="Terminal"><text:span text:style-name="Police_20_par_20_défaut">10.213.255.254 dev eno1 lladdr d0:7e:28:2d:df:4c PERMANENT</text:span></text:p>
      <text:p text:style-name="P23"><text:span text:style-name="Police_20_par_20_défaut"><text:span text:style-name="T34">5) Maintenant je n’utilise plus aucuns protocoles de recherche d’adresse. J’envoi directement le ping à la machine concerné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rier" svg:font-family="Courrier"/>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next-style-name="Terminal" style:class="text">
      <loext:graphic-properties draw:fill-image-width="0cm" draw:fill-image-height="0cm"/>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19a7e9" fo:background-color="transparent" style:font-size-asian="10.5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sole" style:family="paragraph" style:parent-style-name="Standard">
      <loext:graphic-properties draw:fill="solid" draw:fill-color="#333333" draw:opacity="100%"/>
      <style:paragraph-properties fo:hyphenation-ladder-count="no-limit" fo:background-color="#333333"/>
      <style:text-properties style:font-name="Courrier" fo:font-family="Courrier" fo:font-size="10pt" fo:background-color="#333333"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289541"/>
    </style:style>
    <style:style style:name="MT3" style:family="text">
      <style:text-properties style:text-underline-style="none" officeooo:rsid="00287101"/>
    </style:style>
    <style:style style:name="MT4"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5" style:family="text">
      <style:text-properties fo:color="#ff0000" fo:font-size="20pt" style:text-underline-style="solid" style:text-underline-width="auto" style:text-underline-color="font-color" fo:font-weight="bold" officeooo:rsid="002cfacb"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text:tab/><text:tab/></text:span><text:span text:style-name="MT2">RT1</text:span></text:p>
        <text:p text:style-name="MP1"><text:span text:style-name="MT3">Samuel</text:span><text:tab/><text:span text:style-name="MT4">TP</text:span><text:span text:style-name="MT5">1</text:span><text:span text:style-name="MT6"> M</text:span><text:span text:style-name="MT5">1104</text:span></text:p>
      </style:header>
      <style:footer>
        <text:p text:style-name="MP2"><text:date style:data-style-name="N37" text:date-value="2019-01-05T13:20:39.405000186">05/01/19</text:date><text:tab/><text:page-number text:select-page="current">3</text:page-number>/<text:page-count>4</text:page-count><text:tab/><text:date style:data-style-name="N37" text:date-value="2019-01-05T13:20:39.405000186">05/01/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9-01-05T13:20:38.746000000</dc:date>
    <meta:editing-duration>PT1H10M47S</meta:editing-duration>
    <meta:editing-cycles>12</meta:editing-cycles>
    <meta:generator>LibreOffice/6.0.6.2$Windows_X86_64 LibreOffice_project/0c292870b25a325b5ed35f6b45599d2ea4458e77</meta:generator>
    <meta:document-statistic meta:table-count="0" meta:image-count="0" meta:object-count="0" meta:page-count="4" meta:paragraph-count="85" meta:word-count="768" meta:character-count="4792" meta:non-whitespace-character-count="4026"/>
  </office:meta>
</office:document-meta>
</file>